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T1_3" style:family="text">
      <style:text-properties fo:font-size="12pt" style:font-size-asian="12pt" style:font-size-complex="12pt"/>
    </style:style>
    <style:style style:name="T1_4" style:family="text">
      <style:text-properties fo:font-size="12pt" style:font-size-asian="12pt" style:font-size-complex="12pt"/>
    </style:style>
    <style:style style:name="T1_5" style:family="text">
      <style:text-properties fo:font-size="12pt" style:font-size-asian="12pt" style:font-size-complex="12pt"/>
    </style:style>
    <style:style style:name="T1_6" style:family="text">
      <style:text-properties fo:font-size="12pt" style:font-size-asian="12pt" style:font-size-complex="12pt"/>
    </style:style>
    <style:style style:name="T1_7" style:family="text">
      <style:text-properties fo:font-size="12pt" style:font-size-asian="12pt" style:font-size-complex="12pt"/>
    </style:style>
    <style:style style:name="T1_8" style:family="text">
      <style:text-properties fo:font-size="12pt" style:font-size-asian="12pt" style:font-size-complex="12pt"/>
    </style:style>
    <style:style style:name="T1_9" style:family="text">
      <style:text-properties fo:font-size="12pt" style:font-size-asian="12pt" style:font-size-complex="12pt"/>
    </style:style>
    <style:style style:name="T1_10" style:family="text">
      <style:text-properties fo:font-size="12pt" style:font-size-asian="12pt" style:font-size-complex="12pt"/>
    </style:style>
    <style:style style:name="T1_11" style:family="text">
      <style:text-properties fo:font-size="12pt" style:font-size-asian="12pt" style:font-size-complex="12pt"/>
    </style:style>
    <style:style style:name="T1_12" style:family="text">
      <style:text-properties fo:font-size="12pt" style:font-size-asian="12pt" style:font-size-complex="12pt"/>
    </style:style>
    <style:style style:name="T1_13" style:family="text">
      <style:text-properties fo:font-size="12pt" style:font-size-asian="12pt" style:font-size-complex="12pt"/>
    </style:style>
    <style:style style:name="T1_14" style:family="text">
      <style:text-properties fo:font-size="12pt" style:font-size-asian="12pt" style:font-size-complex="12pt"/>
    </style:style>
    <style:style style:name="T1_15" style:family="text">
      <style:text-properties fo:font-size="12pt" style:font-size-asian="12pt" style:font-size-complex="12pt"/>
    </style:style>
    <style:style style:name="T1_16" style:family="text">
      <style:text-properties fo:font-size="12pt" style:font-size-asian="12pt" style:font-size-complex="12pt"/>
    </style:style>
    <style:style style:name="T1_17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T3_59" style:family="text">
      <style:text-properties fo:font-size="12pt" style:font-size-asian="12pt" style:font-size-complex="12pt"/>
    </style:style>
    <style:style style:name="T3_60" style:family="text">
      <style:text-properties fo:font-size="12pt" style:font-size-asian="12pt" style:font-size-complex="12pt"/>
    </style:style>
    <style:style style:name="T3_61" style:family="text">
      <style:text-properties fo:font-size="12pt" style:font-size-asian="12pt" style:font-size-complex="12pt"/>
    </style:style>
    <style:style style:name="T3_62" style:family="text">
      <style:text-properties fo:font-size="12pt" style:font-size-asian="12pt" style:font-size-complex="12pt"/>
    </style:style>
    <style:style style:name="T3_63" style:family="text">
      <style:text-properties fo:font-size="12pt" style:font-size-asian="12pt" style:font-size-complex="12pt"/>
    </style:style>
    <style:style style:name="T3_64" style:family="text">
      <style:text-properties fo:font-size="12pt" style:font-size-asian="12pt" style:font-size-complex="12pt"/>
    </style:style>
    <style:style style:name="T3_65" style:family="text">
      <style:text-properties fo:font-size="12pt" style:font-size-asian="12pt" style:font-size-complex="12pt"/>
    </style:style>
    <style:style style:name="T3_66" style:family="text">
      <style:text-properties fo:font-size="12pt" style:font-size-asian="12pt" style:font-size-complex="12pt"/>
    </style:style>
    <style:style style:name="T3_67" style:family="text">
      <style:text-properties fo:font-size="12pt" style:font-size-asian="12pt" style:font-size-complex="12pt"/>
    </style:style>
    <style:style style:name="T3_68" style:family="text">
      <style:text-properties fo:font-size="12pt" style:font-size-asian="12pt" style:font-size-complex="12pt"/>
    </style:style>
    <style:style style:name="T3_69" style:family="text">
      <style:text-properties fo:font-size="12pt" style:font-size-asian="12pt" style:font-size-complex="12pt"/>
    </style:style>
    <style:style style:name="T3_70" style:family="text">
      <style:text-properties fo:font-size="12pt" style:font-size-asian="12pt" style:font-size-complex="12pt"/>
    </style:style>
    <style:style style:name="T3_71" style:family="text">
      <style:text-properties fo:font-size="12pt" style:font-size-asian="12pt" style:font-size-complex="12pt"/>
    </style:style>
    <style:style style:name="T3_72" style:family="text">
      <style:text-properties fo:font-size="12pt" style:font-size-asian="12pt" style:font-size-complex="12pt"/>
    </style:style>
    <style:style style:name="T3_73" style:family="text">
      <style:text-properties fo:font-size="12pt" style:font-size-asian="12pt" style:font-size-complex="12pt"/>
    </style:style>
    <style:style style:name="T3_74" style:family="text">
      <style:text-properties fo:font-size="12pt" style:font-size-asian="12pt" style:font-size-complex="12pt"/>
    </style:style>
    <style:style style:name="T3_75" style:family="text">
      <style:text-properties fo:font-size="12pt" style:font-size-asian="12pt" style:font-size-complex="12pt"/>
    </style:style>
    <style:style style:name="T3_76" style:family="text">
      <style:text-properties fo:font-size="12pt" style:font-size-asian="12pt" style:font-size-complex="12pt"/>
    </style:style>
    <style:style style:name="T3_77" style:family="text">
      <style:text-properties fo:font-size="12pt" style:font-size-asian="12pt" style:font-size-complex="12pt"/>
    </style:style>
    <style:style style:name="T3_78" style:family="text">
      <style:text-properties fo:font-size="12pt" style:font-size-asian="12pt" style:font-size-complex="12pt"/>
    </style:style>
    <style:style style:name="T3_79" style:family="text">
      <style:text-properties fo:font-size="12pt" style:font-size-asian="12pt" style:font-size-complex="12pt"/>
    </style:style>
    <style:style style:name="T3_80" style:family="text">
      <style:text-properties fo:font-size="12pt" style:font-size-asian="12pt" style:font-size-complex="12pt"/>
    </style:style>
    <style:style style:name="T3_81" style:family="text">
      <style:text-properties fo:font-size="12pt" style:font-size-asian="12pt" style:font-size-complex="12pt"/>
    </style:style>
    <style:style style:name="T3_82" style:family="text">
      <style:text-properties fo:font-size="12pt" style:font-size-asian="12pt" style:font-size-complex="12pt"/>
    </style:style>
    <style:style style:name="T3_83" style:family="text">
      <style:text-properties fo:font-size="12pt" style:font-size-asian="12pt" style:font-size-complex="12pt"/>
    </style:style>
    <style:style style:name="T3_84" style:family="text">
      <style:text-properties fo:font-size="12pt" style:font-size-asian="12pt" style:font-size-complex="12pt"/>
    </style:style>
    <style:style style:name="T3_85" style:family="text">
      <style:text-properties fo:font-size="12pt" style:font-size-asian="12pt" style:font-size-complex="12pt"/>
    </style:style>
    <style:style style:name="T3_86" style:family="text">
      <style:text-properties fo:font-size="12pt" style:font-size-asian="12pt" style:font-size-complex="12pt"/>
    </style:style>
    <style:style style:name="T3_87" style:family="text">
      <style:text-properties fo:font-size="12pt" style:font-size-asian="12pt" style:font-size-complex="12pt"/>
    </style:style>
    <style:style style:name="T3_88" style:family="text">
      <style:text-properties fo:font-size="12pt" style:font-size-asian="12pt" style:font-size-complex="12pt"/>
    </style:style>
    <style:style style:name="T3_89" style:family="text">
      <style:text-properties fo:font-size="12pt" style:font-size-asian="12pt" style:font-size-complex="12pt"/>
    </style:style>
    <style:style style:name="T3_90" style:family="text">
      <style:text-properties fo:font-size="12pt" style:font-size-asian="12pt" style:font-size-complex="12pt"/>
    </style:style>
    <style:style style:name="T3_91" style:family="text">
      <style:text-properties fo:font-size="12pt" style:font-size-asian="12pt" style:font-size-complex="12pt"/>
    </style:style>
    <style:style style:name="T3_92" style:family="text">
      <style:text-properties fo:font-size="12pt" style:font-size-asian="12pt" style:font-size-complex="12pt"/>
    </style:style>
    <style:style style:name="T3_93" style:family="text">
      <style:text-properties fo:font-size="12pt" style:font-size-asian="12pt" style:font-size-complex="12pt"/>
    </style:style>
    <style:style style:name="T3_94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Team</text:span><text:span text:style-name="T1_2"><text:s/></text:span><text:span text:style-name="T1_3">Members</text:span><text:span text:style-name="T1_4">:<text:s/></text:span><text:span text:style-name="T1_5">Justin</text:span><text:span text:style-name="T1_6"><text:s/></text:span><text:span text:style-name="T1_7">Shiiba</text:span><text:span text:style-name="T1_8">,<text:s/></text:span><text:span text:style-name="T1_9">Karl</text:span><text:span text:style-name="T1_10"><text:s/></text:span><text:span text:style-name="T1_11">Cronburg</text:span><text:span text:style-name="T1_12">,<text:s/></text:span><text:span text:style-name="T1_13">Susi</text:span><text:span text:style-name="T1_14"><text:s/></text:span><text:span text:style-name="T1_15">Kharraz</text:span><text:span text:style-name="T1_16">-</text:span><text:span text:style-name="T1_17">Post</text:span></text:p>
      <text:p text:style-name="P2"/>
      <text:p text:style-name="P3"><text:span text:style-name="T3_1">We</text:span><text:span text:style-name="T3_2"><text:s/></text:span><text:span text:style-name="T3_3">all</text:span><text:span text:style-name="T3_4"><text:s/></text:span><text:span text:style-name="T3_5">came</text:span><text:span text:style-name="T3_6"><text:s/></text:span><text:span text:style-name="T3_7">to</text:span><text:span text:style-name="T3_8"><text:s/></text:span><text:span text:style-name="T3_9">a</text:span><text:span text:style-name="T3_10"><text:s/></text:span><text:span text:style-name="T3_11">consensus</text:span><text:span text:style-name="T3_12"><text:s/></text:span><text:span text:style-name="T3_13">on</text:span><text:span text:style-name="T3_14"><text:s/></text:span><text:span text:style-name="T3_15">which</text:span><text:span text:style-name="T3_16"><text:s/></text:span><text:span text:style-name="T3_17">visualizations</text:span><text:span text:style-name="T3_18"><text:s/></text:span><text:span text:style-name="T3_19">to</text:span><text:span text:style-name="T3_20"><text:s/></text:span><text:span text:style-name="T3_21">critique</text:span><text:span text:style-name="T3_22">,<text:s/></text:span><text:span text:style-name="T3_23">and</text:span><text:span text:style-name="T3_24"><text:s/></text:span><text:span text:style-name="T3_25">discussed</text:span><text:span text:style-name="T3_26"><text:s/></text:span><text:span text:style-name="T3_27">what</text:span><text:span text:style-name="T3_28"><text:s/></text:span><text:span text:style-name="T3_29">we</text:span><text:span text:style-name="T3_30"><text:s/></text:span><text:span text:style-name="T3_31">liked</text:span><text:span text:style-name="T3_32"><text:s/></text:span><text:span text:style-name="T3_33">and</text:span><text:span text:style-name="T3_34"><text:s/></text:span><text:span text:style-name="T3_35">disliked</text:span><text:span text:style-name="T3_36"><text:s/></text:span><text:span text:style-name="T3_37">about</text:span><text:span text:style-name="T3_38"><text:s/></text:span><text:span text:style-name="T3_39">each</text:span><text:span text:style-name="T3_40"><text:s/></text:span><text:span text:style-name="T3_41">of</text:span><text:span text:style-name="T3_42"><text:s/></text:span><text:span text:style-name="T3_43">them</text:span><text:span text:style-name="T3_44"><text:s/></text:span><text:span text:style-name="T3_45">and</text:span><text:span text:style-name="T3_46"><text:s/></text:span><text:span text:style-name="T3_47">what</text:span><text:span text:style-name="T3_48"><text:s/></text:span><text:span text:style-name="T3_49">we</text:span><text:span text:style-name="T3_50"><text:s/></text:span><text:span text:style-name="T3_51">wanted</text:span><text:span text:style-name="T3_52"><text:s/></text:span><text:span text:style-name="T3_53">in</text:span><text:span text:style-name="T3_54"><text:s/></text:span><text:span text:style-name="T3_55">our</text:span><text:span text:style-name="T3_56"><text:s/></text:span><text:span text:style-name="T3_57">alternate</text:span><text:span text:style-name="T3_58"><text:s/></text:span><text:span text:style-name="T3_59">visualization</text:span><text:span text:style-name="T3_60">.<text:s/></text:span><text:span text:style-name="T3_61">Then</text:span><text:span text:style-name="T3_62"><text:s/></text:span><text:span text:style-name="T3_63">Justin</text:span><text:span text:style-name="T3_64"><text:s/></text:span><text:span text:style-name="T3_65">wrote</text:span><text:span text:style-name="T3_66"><text:s/></text:span><text:span text:style-name="T3_67">our</text:span><text:span text:style-name="T3_68"><text:s/>“</text:span><text:span text:style-name="T3_69">good</text:span><text:span text:style-name="T3_70"><text:s/></text:span><text:span text:style-name="T3_71">description</text:span><text:span text:style-name="T3_72">”,<text:s/></text:span><text:span text:style-name="T3_73">Susi</text:span><text:span text:style-name="T3_74"><text:s/></text:span><text:span text:style-name="T3_75">wrote</text:span><text:span text:style-name="T3_76"><text:s/></text:span><text:span text:style-name="T3_77">the</text:span><text:span text:style-name="T3_78"><text:s/>“</text:span><text:span text:style-name="T3_79">bad</text:span><text:span text:style-name="T3_80"><text:s/></text:span><text:span text:style-name="T3_81">description</text:span><text:span text:style-name="T3_82">”,<text:s/></text:span><text:span text:style-name="T3_83">and</text:span><text:span text:style-name="T3_84"><text:s/></text:span><text:span text:style-name="T3_85">Karl</text:span><text:span text:style-name="T3_86"><text:s/></text:span><text:span text:style-name="T3_87">generated</text:span><text:span text:style-name="T3_88"><text:s/></text:span><text:span text:style-name="T3_89">the</text:span><text:span text:style-name="T3_90"><text:s/>“</text:span><text:span text:style-name="T3_91">alternate</text:span><text:span text:style-name="T3_92"><text:s/></text:span><text:span text:style-name="T3_93">visualization</text:span><text:span text:style-name="T3_94">”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